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text-position="sub 58%"/>
    </style:style>
    <style:style style:name="P4" style:family="paragraph" style:parent-style-name="Standard" style:list-style-name="L1"/>
    <style:style style:name="P5" style:family="paragraph" style:parent-style-name="Standard" style:list-style-name="L2"/>
    <style:style style:name="T1" style:family="text">
      <style:text-properties style:text-position="sub 58%"/>
    </style:style>
    <style:style style:name="T2" style:family="text">
      <style:text-properties style:text-position="0% 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thernet</text:p>
      <text:p text:style-name="Standard"/>
      <text:list xml:id="list84855622594377710" text:style-name="L1">
        <text:list-item>
          <text:p text:style-name="P4">Is a LAN technology</text:p>
        </text:list-item>
        <text:list-item>
          <text:p text:style-name="P4">It is a set of specifications for </text:p>
          <text:list>
            <text:list-item>
              <text:p text:style-name="P4">signaling</text:p>
            </text:list-item>
            <text:list-item>
              <text:p text:style-name="P4">Wiring</text:p>
            </text:list-item>
          </text:list>
        </text:list-item>
        <text:list-item>
          <text:p text:style-name="P4">A set of specifications that specify </text:p>
          <text:list>
            <text:list-item>
              <text:p text:style-name="P4">The topology of LAN</text:p>
              <text:list>
                <text:list-item>
                  <text:p text:style-name="P4">Media of communications</text:p>
                  <text:list>
                    <text:list-item>
                      <text:p text:style-name="P4">Con-axial cvable</text:p>
                    </text:list-item>
                    <text:list-item>
                      <text:p text:style-name="P4">Twisted pair</text:p>
                    </text:list-item>
                    <text:list-item>
                      <text:p text:style-name="P4">Wireless</text:p>
                    </text:list-item>
                  </text:list>
                </text:list-item>
                <text:list-item>
                  <text:p text:style-name="P4">Transmission access protocol</text:p>
                </text:list-item>
              </text:list>
            </text:list-item>
          </text:list>
        </text:list-item>
        <text:list-item>
          <text:p text:style-name="P4">Topology of Ethernet is star</text:p>
        </text:list-item>
      </text:list>
      <text:p text:style-name="Standard"/>
      <text:p text:style-name="Standard">Ethernet frame structure</text:p>
      <table:table table:name="Table1" table:style-name="Table1">
        <table:table-column table:style-name="Table1.A" table:number-columns-repeated="5"/>
        <table:table-column table:style-name="Table1.F"/>
        <table:table-row>
          <table:table-cell table:style-name="Table1.A1" office:value-type="string">
            <text:p text:style-name="Table_20_Contents">Preamble(8B)</text:p>
          </table:table-cell>
          <table:table-cell table:style-name="Table1.A1" office:value-type="string">
            <text:p text:style-name="Table_20_Contents">Destination Address(6B)</text:p>
          </table:table-cell>
          <table:table-cell table:style-name="Table1.A1" office:value-type="string">
            <text:p text:style-name="Table_20_Contents">Source Address(6B)</text:p>
          </table:table-cell>
          <table:table-cell table:style-name="Table1.A1" office:value-type="string">
            <text:p text:style-name="Table_20_Contents">Type(2B)</text:p>
          </table:table-cell>
          <table:table-cell table:style-name="Table1.A1" office:value-type="string">
            <text:p text:style-name="Table_20_Contents">Data(46 to 1500 bytes)</text:p>
          </table:table-cell>
          <table:table-cell table:style-name="Table1.F1" office:value-type="string">
            <text:p text:style-name="Table_20_Contents">CRC(4B)</text:p>
          </table:table-cell>
        </table:table-row>
      </table:table>
      <text:p text:style-name="Standard">Preamble – To wake up the destination router. Sync up destination to sources clock</text:p>
      <text:p text:style-name="Standard">Type – To multiplex and demultiplex datagrams among the various network layer protocols.</text:p>
      <text:p text:style-name="Standard"/>
      <text:p text:style-name="Standard">Specifics of CSMA/CD of Ethernet</text:p>
      <text:list xml:id="list8397739891410532931" text:style-name="L2">
        <text:list-item>
          <text:p text:style-name="P5">Ethernet adapter detects collisions and does carrier sensing by measuring voltage levels before and after transmission.</text:p>
        </text:list-item>
        <text:list-item>
          <text:p text:style-name="P5">Adapter prepares frame when it recieves a datagram from the upper layer and puts it into adapter frame.</text:p>
        </text:list-item>
        <text:list-item>
          <text:p text:style-name="P5">If the adapter senses that the channel is idle for 96 bit times it starts to transmit.</text:p>
        </text:list-item>
        <text:list-item>
          <text:p text:style-name="P5">If adapeter senses that channel is busy, it waits until channel is idle and then step 3</text:p>
        </text:list-item>
        <text:list-item>
          <text:p text:style-name="P5">While tranmitting if it senses signal energy from other transmission, it aborts and sends a 48-bit jam signal to ensure that other transmitter also detect collision.</text:p>
        </text:list-item>
        <text:list-item>
          <text:p text:style-name="P5">It eneters the exponential back-off phase before re-transmitting. Specifically it waits for k * 512 time.</text:p>
          <text:p text:style-name="P5">K is randomly chosen from {0, 1, 2, …, 2^m – 1 } where m = min(n, 10), n is the n'th collision.</text:p>
        </text:list-item>
      </text:list>
      <text:p text:style-name="Standard"/>
      <text:p text:style-name="P2">Why does CSMA/CD LAN impose both a minsublimateimum size frame limit? </text:p>
      <text:p text:style-name="Standard">In CSMA/CD, the transmitting node is listening for collisions while it transmits it's frame. Once it's finished transmitting the final bit without hearing a collision, it presumes the transmission was successful. </text:p>
      <text:p text:style-name="Standard"/>
      <text:p text:style-name="Standard">If the frame size is too small, the transmission time will be proportionally small and the furthest node, B, may not "hear" the transmission of another node, A, before A has stopped transmitting.</text:p>
      <text:p text:style-name="Standard"/>
      <text:p text:style-name="Standard">If this happens, the remote node, B, may start to transmit it's own frame (because it hasn't heard the transmission of the first node yet) and there will be a collision(and hence corruption of data sent by A), but A will no longer be listening for collisions because it finished it's transmission. It will thus no longer retransmit the corrupted frame.</text:p>
      <text:p text:style-name="Standard"/>
      <text:p text:style-name="Standard">Thus in a CSMA/CD based LAN, the frame size must be long enough such that</text:p>
      <text:p text:style-name="Standard"/>
      <text:p text:style-name="Standard"><text:soft-page-break/>T<text:span text:style-name="T1">transmission </text:span><text:span text:style-name="T2">= 2 * T</text:span><text:span text:style-name="T1">propagation</text:span></text:p>
      <text:p text:style-name="P3"/>
      <text:p text:style-name="P1">i.e., there must be enough time for the front of the frame to reach the end of the cable and then for an error message(collision, changed signal level) to be sent back to the start before the entire frame is transmitted.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5T13:59:53</meta:creation-date>
    <dc:title>T1</dc:title>
    <meta:editing-duration>PT22S</meta:editing-duration>
    <meta:editing-cycles>6</meta:editing-cycles>
    <meta:generator>OpenOffice.org/3.4.1$Win32 OpenOffice.org_project/341m1$Build-9593</meta:generator>
    <meta:initial-creator>Kempa </meta:initial-creator>
    <dc:date>2013-03-17T11:26:36.84</dc:date>
    <meta:document-statistic meta:table-count="1" meta:image-count="0" meta:object-count="0" meta:page-count="2" meta:paragraph-count="37" meta:word-count="435" meta:character-count="2498"/>
    <meta:template xlink:type="simple" xlink:actuate="onRequest" xlink:title="T1" xlink:href="../../../../.config/libreoffice/3/user/template/T1.ott" meta:date="2013-03-15T13:59:51"/>
  </office:meta>
</office:document-meta>
</file>